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398" officeooo:paragraph-rsid="00102398"/>
    </style:style>
    <style:style style:name="P2" style:family="paragraph" style:parent-style-name="Standard">
      <style:text-properties officeooo:rsid="00117d5e" officeooo:paragraph-rsid="00117d5e"/>
    </style:style>
    <style:style style:name="P3" style:family="paragraph" style:parent-style-name="Standard">
      <style:text-properties officeooo:rsid="00126b56" officeooo:paragraph-rsid="00126b56"/>
    </style:style>
    <style:style style:name="P4" style:family="paragraph" style:parent-style-name="Standard">
      <style:text-properties officeooo:rsid="00126b56" officeooo:paragraph-rsid="001376a9"/>
    </style:style>
    <style:style style:name="P5" style:family="paragraph" style:parent-style-name="Standard">
      <style:text-properties officeooo:rsid="001376a9" officeooo:paragraph-rsid="001376a9"/>
    </style:style>
    <style:style style:name="P6" style:family="paragraph" style:parent-style-name="Standard">
      <style:text-properties officeooo:rsid="00179938" officeooo:paragraph-rsid="00179938"/>
    </style:style>
    <style:style style:name="P7" style:family="paragraph" style:parent-style-name="Standard">
      <style:text-properties officeooo:rsid="00182fc3" officeooo:paragraph-rsid="00182fc3"/>
    </style:style>
    <style:style style:name="T1" style:family="text">
      <style:text-properties officeooo:rsid="00117d5e"/>
    </style:style>
    <style:style style:name="T2" style:family="text">
      <style:text-properties officeooo:rsid="001376a9"/>
    </style:style>
    <style:style style:name="T3" style:family="text">
      <style:text-properties officeooo:rsid="001414e2"/>
    </style:style>
    <style:style style:name="T4" style:family="text">
      <style:text-properties officeooo:rsid="00182f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MDMA</text:span></text:p>
      <text:p text:style-name="P1">Damaged packages – detects tampered packages, detects shock as well, logs it &amp; buzzes</text:p>
      <text:p text:style-name="P1">Connects to website – server &amp; database</text:p>
      <text:p text:style-name="P2">2. <text:span text:style-name="T3">Team Little Boots</text:span></text:p>
      <text:p text:style-name="P3">Tweets when bike stolen – Accelerometer, light sensor – for not well lit areas (also tweets)</text:p>
      <text:p text:style-name="P3">they will add temp sensor</text:p>
      <text:p text:style-name="P3"/>
      <text:p text:style-name="P4">3. <text:span text:style-name="T3">TrumpEEE</text:span></text:p>
      <text:p text:style-name="P4"><text:span text:style-name="T2">Accelerometer &amp; microphone – dog exercising thing?? graph, hard enough shaking and light will turn on. Records and uploads if out of range of wifi (also dog security – takes picture of agitated dogs: alarm type thing)</text:span></text:p>
      <text:p text:style-name="P5">4. <text:span text:style-name="T3">SiSi</text:span> <text:span text:style-name="T3">Squad</text:span></text:p>
      <text:p text:style-name="P5">Old people: temp sensor, accelerometer - see if they have fallen over. Blinks LED – tap if you haven’t fallen.</text:p>
      <text:p text:style-name="P5"/>
      <text:p text:style-name="P6">Final ones:</text:p>
      <text:p text:style-name="P6"/>
      <text:p text:style-name="P6">1. </text:p>
      <text:p text:style-name="P6">Fish tank cleanliness. Via light sensing - RGB? Take multiple readings in case of fish swimming near sensor. Indicate when the tank is due for cleaning.</text:p>
      <text:p text:style-name="P6">Not fully necessary to be on internet – <text:span text:style-name="T4">machine learning planned (?)</text:span></text:p>
      <text:p text:style-name="P7">Plan to send messages</text:p>
      <text:p text:style-name="P7">2. Stradivarus</text:p>
      <text:p text:style-name="P7">3 in 1 sensor – text alerts</text:p>
      <text:p text:style-name="P7">Cool slideshow – lots of applications (greenhouss, baby study, animal rooms) Monitor stats</text:p>
      <text:p text:style-name="P7">Light, humidity, temp – text altert, online stats. &amp; app – full network</text:p>
      <text:p text:style-name="P7">Different mo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11:10.626249172</meta:creation-date>
    <meta:generator>LibreOffice/5.1.4.2$Linux_X86_64 LibreOffice_project/10m0$Build-2</meta:generator>
    <dc:date>2017-02-16T10:59:04.006071895</dc:date>
    <meta:editing-duration>PT41M7S</meta:editing-duration>
    <meta:editing-cycles>5</meta:editing-cycles>
    <meta:document-statistic meta:table-count="0" meta:image-count="0" meta:object-count="0" meta:page-count="1" meta:paragraph-count="20" meta:word-count="180" meta:character-count="1092" meta:non-whitespace-character-count="919"/>
  </office:meta>
</office:document-meta>
</file>